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F" svg:font-family="" style:font-family-generic="roman"/>
    <style:font-face style:name="Tahoma" svg:font-family="Tahoma" style:font-family-generic="swiss"/>
    <style:font-face style:name="Ubuntu1" svg:font-family="Ubuntu" style:font-family-generic="swiss"/>
    <style:font-face style:name="SimSun1" svg:font-family="SimSun" style:font-pitch="variable"/>
    <style:font-face style:name="Times New Roman2" svg:font-family="'Times New Roman'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BudgetActor" style:family="table">
      <style:table-properties style:width="170mm" table:align="margins"/>
    </style:style>
    <style:style style:name="BudgetActor.A" style:family="table-column">
      <style:table-column-properties style:column-width="43.22mm" style:rel-column-width="16659*"/>
    </style:style>
    <style:style style:name="BudgetActor.B" style:family="table-column">
      <style:table-column-properties style:column-width="126.79mm" style:rel-column-width="48876*"/>
    </style:style>
    <style:style style:name="Table1" style:family="table">
      <style:table-properties style:width="169.6mm" table:align="left"/>
    </style:style>
    <style:style style:name="Table1.A" style:family="table-column">
      <style:table-column-properties style:column-width="55.03mm"/>
    </style:style>
    <style:style style:name="Table1.B" style:family="table-column">
      <style:table-column-properties style:column-width="53.18mm"/>
    </style:style>
    <style:style style:name="Table1.C" style:family="table-column">
      <style:table-column-properties style:column-width="61.38mm"/>
    </style:style>
    <style:style style:name="Table1.1" style:family="table-row">
      <style:table-row-properties style:min-row-height="5.29m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1.91mm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B" style:family="table-column">
      <style:table-column-properties style:column-width="85mm" style:rel-column-width="32768*"/>
    </style:style>
    <style:style style:name="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3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padding="0mm" fo:border="non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officeooo:paragraph-rsid="001325be"/>
    </style:style>
    <style:style style:name="P8" style:family="paragraph" style:parent-style-name="Text_20_body">
      <style:text-properties officeooo:paragraph-rsid="001325be"/>
    </style:style>
    <style:style style:name="P9" style:family="paragraph" style:parent-style-name="Heading_20_2">
      <style:text-properties officeooo:paragraph-rsid="0005fae9"/>
    </style:style>
    <style:style style:name="P10" style:family="paragraph" style:parent-style-name="Heading_20_2">
      <style:text-properties officeooo:paragraph-rsid="0005515c"/>
    </style:style>
    <style:style style:name="P11" style:family="paragraph" style:parent-style-name="Heading_20_3">
      <style:text-properties officeooo:paragraph-rsid="001325be"/>
    </style:style>
    <style:style style:name="P12" style:family="paragraph" style:parent-style-name="Standard">
      <style:text-properties officeooo:paragraph-rsid="0027fade"/>
    </style:style>
    <style:style style:name="P13" style:family="paragraph" style:parent-style-name="Standard">
      <style:text-properties officeooo:paragraph-rsid="002834f3"/>
    </style:style>
    <style:style style:name="P14" style:family="paragraph" style:parent-style-name="Text_20_body">
      <style:text-properties officeooo:paragraph-rsid="0014e78b"/>
    </style:style>
    <style:style style:name="P15" style:family="paragraph" style:parent-style-name="Text_20_body">
      <style:text-properties officeooo:paragraph-rsid="0027fade"/>
    </style:style>
    <style:style style:name="P16" style:family="paragraph" style:parent-style-name="Heading_20_1">
      <style:paragraph-properties fo:text-align="center" style:justify-single-word="false"/>
      <style:text-properties officeooo:paragraph-rsid="0005fae9"/>
    </style:style>
    <style:style style:name="P1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text-properties style:font-name="F"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70cc2"/>
    </style:style>
    <style:style style:name="T3" style:family="text">
      <style:text-properties officeooo:rsid="0014e78b"/>
    </style:style>
    <style:style style:name="T4" style:family="text">
      <style:text-properties officeooo:rsid="0027fade"/>
    </style:style>
    <style:style style:name="T5" style:family="text">
      <style:text-properties officeooo:rsid="002834f3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font-name="Ubuntu" fo:font-size="6pt" fo:language="de" fo:country="DE" style:language-asian="zh" style:country-asian="CN" style:language-complex="hi" style:country-complex="IN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173464280" text:id="ct173464280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73394656" text:id="ct173394656">
          <text:insertion>
            <office:change-info>
              <dc:creator>Luc Saffre</dc:creator>
              <dc:date>2013-08-02T15:02:00</dc:date>
            </office:change-info>
          </text:insertion>
        </text:changed-region>
        <text:changed-region xml:id="ct178843528" text:id="ct178843528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49255624" text:id="ct149255624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55200136" text:id="ct155200136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50919232" text:id="ct150919232">
          <text:insertion>
            <office:change-info>
              <dc:creator>Luc Saffre</dc:creator>
              <dc:date>2012-06-06T11:05:00</dc:date>
            </office:change-info>
          </text:insertion>
        </text:changed-region>
        <text:changed-region xml:id="ct171670448" text:id="ct17167044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50551256" text:id="ct15055125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57565208" text:id="ct157565208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65670400" text:id="ct16567040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49016800" text:id="ct14901680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51177464" text:id="ct15117746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50057552" text:id="ct15005755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71650384" text:id="ct17165038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48900072" text:id="ct14890007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64675584" text:id="ct16467558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83000576" text:id="ct18300057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67833576" text:id="ct16783357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71756560" text:id="ct171756560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58031760" text:id="ct158031760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51558120" text:id="ct15155812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70065016" text:id="ct17006501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50534736" text:id="ct150534736">
          <text:insertion>
            <office:change-info>
              <dc:creator>Luc Saffre</dc:creator>
              <dc:date>2013-05-02T22:1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conditional-text text:condition="ooow:true" text:string-value-if-true="&quot;this.excerpt_type&quot;" text:string-value-if-false="">this.excerpt_type</text:conditional-text></text:h>
      <text:h text:style-name="P9" text:outline-level="2"><text:conditional-text text:condition="ooow:true" text:string-value-if-true="&quot;_('General information')&quot;" text:string-value-if-false="">_('General information')</text:conditional-text></text:h>
      <text:p text:style-name="Text_20_body">Akteure:</text:p>
      <table:table table:name="BudgetActor" table:style-name="BudgetActor">
        <table:table-column table:style-name="BudgetActor.A"/>
        <table:table-column table:style-name="BudgetActor.B"/>
        <table:table-row>
          <table:table-cell office:value-type="string">
            <text:p text:style-name="Table_20_Contents"><text:change-start text:change-id="ct173464280"/>actor.header<text:change-end text:change-id="ct173464280"/><office:annotation><dc:creator>Luc Saffre</dc:creator><dc:date>2012-06-06T11:00:52</dc:date><text:p text:style-name="P17"><text:span text:style-name="T6">do table for actor in obj.get_actors()</text:span></text:p></office:annotation></text:p>
          </table:table-cell>
          <table:table-cell office:value-type="string">
            <text:p text:style-name="Table_20_Contents"><text:conditional-text text:condition="ooow:true" text:string-value-if-true="&quot;actor.person&quot;" text:string-value-if-false="">actor.person</text:conditional-text><office:annotation><dc:creator>Luc Saffre</dc:creator><dc:date>2012-06-06T11:03:55</dc:date><text:p text:style-name="P17"><text:span text:style-name="T6">do text if actor.person</text:span></text:p></office:annotation><text:line-break/><text:conditional-text text:condition="ooow:true" text:string-value-if-true="&quot;actor.person.address_location(', ')&quot;" text:string-value-if-false="">actor.person.address_location(', ')</text:conditional-text></text:p>
            <text:p text:style-name="Text_20_body"><text:change-start text:change-id="ct173394656"/><office:annotation><dc:creator>Luc Saffre</dc:creator><dc:date>2012-06-06T11:04:42</dc:date><text:p text:style-name="P17"><text:span text:style-name="T6">do text if actor.household</text:span></text:p></office:annotation><text:change-end text:change-id="ct173394656"/><text:conditional-text text:condition="ooow:true" text:string-value-if-true="&quot;actor.household.get_address(', ')&quot;" text:string-value-if-false="">actor.household.get_address(', ')</text:conditional-text> (<text:change-start text:change-id="ct178843528"/>actor.household.type<text:change-end text:change-id="ct178843528"/>)</text:p>
            <text:p text:style-name="Text_20_body">Kontakt: <text:change-start text:change-id="ct149255624"/>actor.partner.gsm<text:change-end text:change-id="ct149255624"/>, <text:change-start text:change-id="ct155200136"/>actor.partner.email<text:change-end text:change-id="ct155200136"/></text:p>
            <text:p text:style-name="Text_20_body"><text:change-start text:change-id="ct150919232"/>actor.remark<text:change-end text:change-id="ct150919232"/></text:p>
          </table:table-cell>
        </table:table-row>
      </table:table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change-start text:change-id="ct171670448"/>self.actor2.header<text:change-end text:change-id="ct171670448"/></text:p>
          </table:table-cell>
          <table:table-cell table:style-name="Table1.A1" office:value-type="string">
            <text:p text:style-name="P5"><text:change-start text:change-id="ct150551256"/>self.actor3.header<text:change-end text:change-id="ct150551256"/></text:p>
          </table:table-cell>
        </table:table-row>
        <table:table-row table:style-name="Table1.1">
          <table:table-cell table:style-name="Table1.A1" office:value-type="string">
            <text:p text:style-name="Table_20_Contents">NAME:<office:annotation><dc:creator>Luc Saffre</dc:creator><dc:date>2012-06-03T13:24:33</dc:date><text:p text:style-name="P17"><text:span text:style-name="T6">do table if False</text:span></text:p></office:annotation></text:p>
          </table:table-cell>
          <table:table-cell table:style-name="Table1.A1" office:value-type="string">
            <text:p text:style-name="P5"><text:change-start text:change-id="ct157565208"/>self.actor2.person<text:change-end text:change-id="ct157565208"/></text:p>
          </table:table-cell>
          <table:table-cell table:style-name="Table1.A1" office:value-type="string">
            <text:p text:style-name="P5"><text:change-start text:change-id="ct165670400"/>self.actor3.person<text:change-end text:change-id="ct165670400"/></text:p>
          </table:table-cell>
        </table:table-row>
        <table:table-row table:style-name="Table1.3">
          <table:table-cell table:style-name="Table1.A1" office:value-type="string">
            <text:p text:style-name="P5">Adresse</text:p>
          </table:table-cell>
          <table:table-cell table:style-name="Table1.A1" office:value-type="string">
            <text:p text:style-name="P5"><text:change-start text:change-id="ct149016800"/>self.actor2.partner.address_location(', ')<text:change-end text:change-id="ct149016800"/></text:p>
          </table:table-cell>
          <table:table-cell table:style-name="Table1.A1" office:value-type="string">
            <text:p text:style-name="P5"><text:change-start text:change-id="ct151177464"/>self.actor3.partner.address_location(', ')<text:change-end text:change-id="ct151177464"/></text:p>
          </table:table-cell>
        </table:table-row>
        <table:table-row table:style-name="Table1.1">
          <table:table-cell table:style-name="Table1.A1" office:value-type="string">
            <text:p text:style-name="P5">Telefon</text:p>
          </table:table-cell>
          <table:table-cell table:style-name="Table1.A1" office:value-type="string">
            <text:p text:style-name="P5"><text:change-start text:change-id="ct150057552"/>self.actor2.partner.phone<text:change-end text:change-id="ct150057552"/></text:p>
          </table:table-cell>
          <table:table-cell table:style-name="Table1.A1" office:value-type="string">
            <text:p text:style-name="Table_20_Contents"><text:change-start text:change-id="ct171650384"/>self.actor3.partner.phone<text:change-end text:change-id="ct171650384"/></text:p>
          </table:table-cell>
        </table:table-row>
        <table:table-row table:style-name="Table1.1">
          <table:table-cell table:style-name="Table1.A1" office:value-type="string">
            <text:p text:style-name="P5">e-mail</text:p>
          </table:table-cell>
          <table:table-cell table:style-name="Table1.A1" office:value-type="string">
            <text:p text:style-name="P5"><text:change-start text:change-id="ct148900072"/>self.actor2.partner.email<text:change-end text:change-id="ct148900072"/></text:p>
          </table:table-cell>
          <table:table-cell table:style-name="Table1.A1" office:value-type="string">
            <text:p text:style-name="P5"><text:change-start text:change-id="ct164675584"/>self.actor3.partner.email<text:change-end text:change-id="ct164675584"/></text:p>
          </table:table-cell>
        </table:table-row>
        <table:table-row table:style-name="Table1.1">
          <table:table-cell table:style-name="Table1.A1" office:value-type="string">
            <text:p text:style-name="P5">Geburtsdatum</text:p>
          </table:table-cell>
          <table:table-cell table:style-name="Table1.A1" office:value-type="string">
            <text:p text:style-name="P5"><text:change-start text:change-id="ct183000576"/>dtos(self.actor2.person.birth_date)<text:change-end text:change-id="ct183000576"/></text:p>
          </table:table-cell>
          <table:table-cell table:style-name="Table1.A1" office:value-type="string">
            <text:p text:style-name="Table_20_Contents"><text:change-start text:change-id="ct167833576"/>dtos(self.actor3.person.birth_date)<text:change-end text:change-id="ct167833576"/></text:p>
          </table:table-cell>
        </table:table-row>
        <table:table-row table:style-name="Table1.1">
          <table:table-cell table:style-name="Table1.A1" office:value-type="string">
            <text:p text:style-name="P5">Berufliche Lage</text:p>
          </table:table-cell>
          <table:table-cell table:style-name="Table1.A1" office:value-type="string">
            <text:p text:style-name="P5"><text:change-start text:change-id="ct171756560"/>self.actor2.remark<text:change-end text:change-id="ct171756560"/></text:p>
          </table:table-cell>
          <table:table-cell table:style-name="Table1.A1" office:value-type="string">
            <text:p text:style-name="P5"><text:change-start text:change-id="ct158031760"/>self.actor3.remark<text:change-end text:change-id="ct158031760"/></text:p>
          </table:table-cell>
        </table:table-row>
        <table:table-row table:style-name="Table1.1">
          <table:table-cell table:style-name="Table1.A1" office:value-type="string">
            <text:p text:style-name="P5">Familienstand</text:p>
          </table:table-cell>
          <table:table-cell table:style-name="Table1.A1" office:value-type="string">
            <text:p text:style-name="P5"><text:change-start text:change-id="ct151558120"/>self.actor2.person.civil_state<text:change-end text:change-id="ct151558120"/></text:p>
          </table:table-cell>
          <table:table-cell table:style-name="Table1.A1" office:value-type="string">
            <text:p text:style-name="P5"><text:change-start text:change-id="ct170065016"/>self.actor3.person.civil_state<text:change-end text:change-id="ct170065016"/></text:p>
          </table:table-cell>
        </table:table-row>
        <table:table-row table:style-name="Table1.1">
          <table:table-cell table:style-name="Table1.A1" office:value-type="string">
            <text:p text:style-name="P5">Haushaltszusammensetzung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Kinder (Namen, Geburtsdaten)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ERSTGESPRÄCH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Standard"><text:span text:style-name="T4">(introduction)</text:span><office:annotation><dc:creator>Luc Saffre</dc:creator><dc:date>2012-11-16T20:40:15</dc:date><text:p text:style-name="P17"><text:span text:style-name="T6">do text</text:span></text:p><text:p text:style-name="P17"><text:span text:style-name="T6">from html(obj.intro)</text:span></text:p></office:annotation>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6">do table if False</text:span></text:p></office:annotation></text:p>
          </table:table-cell>
        </table:table-row>
      </table:table>
      <text:h text:style-name="P10" text:outline-level="2"><text:conditional-text text:condition="ooow:true" text:string-value-if-true="&quot;_('Entered data')&quot;" text:string-value-if-false="">_('Entered data')</text:conditional-text></text:h>
      <text:section text:style-name="Sect1" text:name="Section1">
        <text:p text:style-name="P14"><text:span text:style-name="T3"><office:annotation><dc:creator>Luc Saffre</dc:creator><dc:date>2014-12-10T18:11:48</dc:date><text:list text:style-name=""><text:list-item><text:p><text:span text:style-name="T7">do text</text:span></text:p></text:list-item><text:list-item><text:p><text:span text:style-name="T7">from story(obj.data_story(ar))</text:span></text:p></text:list-item></text:list></office:annotation></text:span><text:span text:style-name="T3">(Insert data_story() with more than 1 section)</text:span></text:p>
      </text:section>
      <text:h text:style-name="P10" text:outline-level="2"><text:conditional-text text:condition="ooow:true" text:string-value-if-true="&quot;_('Summary')&quot;" text:string-value-if-false="">_('Summary')</text:conditional-text></text:h>
      <text:p text:style-name="P15"><text:span text:style-name="T3"><office:annotation><dc:creator>Luc Saffre</dc:creator><dc:date>2014-12-10T18:11:48</dc:date><text:list text:continue-numbering="true" text:style-name=""><text:list-item><text:p><text:span text:style-name="T7">do text</text:span></text:p></text:list-item><text:list-item><text:p><text:span text:style-name="T7">from story(obj.summary_story(ar))</text:span></text:p></text:list-item></text:list></office:annotation></text:span><text:span text:style-name="T3">(Insert summary_story() with more than 1 section)</text:span></text:p>
      <text:section text:style-name="Sect1" text:name="Schlussfolgerung">
        <text:h text:style-name="Heading_20_2" text:outline-level="2"><text:soft-page-break/><office:annotation><dc:creator>Luc Saffre</dc:creator><dc:date>2012-06-06T11:09:45</dc:date><text:p text:style-name="P17"><text:span text:style-name="T6">do section if obj.conclusion</text:span></text:p></office:annotation><text:change-start text:change-id="ct150534736"/>_('Conclusion')<text:change-end text:change-id="ct150534736"/></text:h>
        <text:p text:style-name="P12"><text:span text:style-name="T4">(conclusion)</text:span><office:annotation><dc:creator>Luc Saffre</dc:creator><dc:date>2012-11-16T20:40:15</dc:date><text:p text:style-name="P17"><text:span text:style-name="T6">do text</text:span></text:p><text:p text:style-name="P18"><text:span text:style-name="T6">from html(obj.conclusion)</text:span></text:p></office:annotation></text:p>
        <text:p text:style-name="Standard"/>
      </text:section>
      <text:p text:style-name="Standard"/>
      <text:p text:style-name="P13"><text:conditional-text text:condition="ooow:true" text:string-value-if-true="&quot;_('Name of debts mediator')&quot;" text:string-value-if-false="">_('Name of debts mediator')</text:conditional-text> : <text:conditional-text text:condition="ooow:true" text:string-value-if-true="&quot;obj.user&quot;" text:string-value-if-false="">obj.user</text:conditional-text></text:p>
      <text:p text:style-name="P6">Budget erstellt am : <text:conditional-text text:condition="ooow:true" text:string-value-if-true="&quot;fdl(obj.date)&quot;" text:string-value-if-false="">fdl(obj.date)</text:conditional-text></text:p>
      <text:p text:style-name="P6"><text:span text:style-name="T1">Gedruckt am </text:span><text:span text:style-name="T1"><text:date style:data-style-name="N106" text:date-value="2014-12-11T06:08:52.919611805">11/12/14</text:date></text:span><text:span text:style-name="T1"> um </text:span><text:span text:style-name="T1"><text:time style:data-style-name="N41" text:time-value="2014-12-11T06:08:52.919799769">06:07:45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F" svg:font-family="" style:font-family-generic="roman"/>
    <style:font-face style:name="Tahoma" svg:font-family="Tahoma" style:font-family-generic="swiss"/>
    <style:font-face style:name="Ubuntu1" svg:font-family="Ubuntu" style:font-family-generic="swiss"/>
    <style:font-face style:name="SimSun1" svg:font-family="SimSun" style:font-pitch="variable"/>
    <style:font-face style:name="Times New Roman2" svg:font-family="'Times New Roman'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99mm" fo:margin-bottom="1.99m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80mm" style:type="right"/>
        </style:tab-stops>
      </style:paragraph-properties>
      <style:text-properties style:font-name="Arial1" fo:font-family="Arial" style:font-style-name="Normal" style:font-family-generic="swiss" style:font-pitch="variable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9.95mm" table:align="left"/>
    </style:style>
    <style:style style:name="Table3.A" style:family="table-column">
      <style:table-column-properties style:column-width="50.29mm"/>
    </style:style>
    <style:style style:name="Table3.B" style:family="table-column">
      <style:table-column-properties style:column-width="79.78mm"/>
    </style:style>
    <style:style style:name="Table3.C" style:family="table-column">
      <style:table-column-properties style:column-width="49.88m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2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onditional-text text:condition="ooow:true" text:string-value-if-true="&quot;obj&quot;" text:string-value-if-false="">obj</text:conditional-text></text:p>
            </table:table-cell>
            <table:table-cell table:style-name="Table3.A1" office:value-type="string">
              <text:p text:style-name="MP3">Seite <text:page-number text:select-page="current">2</text:page-number> von <text:page-count>2</text:page-count><text:line-break/><text:date style:data-style-name="N106" text:date-value="2014-12-11T06:08:52.863240782">11/12/14</text:date> <text:time style:data-style-name="N41" text:time-value="2014-12-11T06:08:52.863369653">06:07:45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4-12-11T06:08:52.833514038</dc:date>
    <dc:creator>Luc Saffre</dc:creator>
    <meta:editing-duration>P1DT4H18M58S</meta:editing-duration>
    <meta:editing-cycles>142</meta:editing-cycles>
    <meta:generator>LibreOffice/4.2.7.2$Linux_x86 LibreOffice_project/420m0$Build-2</meta:generator>
    <meta:document-statistic meta:table-count="4" meta:image-count="0" meta:object-count="0" meta:page-count="2" meta:paragraph-count="52" meta:word-count="116" meta:character-count="1247" meta:non-whitespace-character-count="1179"/>
  </office:meta>
</office:document-meta>
</file>